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87mm" svg:height="90.04mm" svg:x="22.28mm" svg:y="29.75mm">
            <draw:object draw:notify-on-update-of-ranges="Planilha1.B3:Planilha1.B3 Planilha1.C3:Planilha1.G3 Planilha1.B4:Planilha1.B4 Planilha1.C4:Planilha1.G4 Planilha1.B5:Planilha1.B5 Planilha1.C5:Planilha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9mm" svg:height="90.04mm" svg:x="199.1mm" svg:y="28.95mm">
            <draw:object draw:notify-on-update-of-ranges="Planilha1.I3:Planilha1.I3 Planilha1.J3:Planilha1.S3 Planilha1.I4:Planilha1.I4 Planilha1.J4:Planilha1.S4 Planilha1.I5:Planilha1.I5 Planilha1.J5:Planilha1.S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78mm" svg:height="90.04mm" svg:x="199.95mm" svg:y="169.2mm">
            <draw:object draw:notify-on-update-of-ranges="Planilha1.I33:Planilha1.I33 Planilha1.J33:Planilha1.S33 Planilha1.I34:Planilha1.I34 Planilha1.J34:Planilha1.S34 Planilha1.I35:Planilha1.I35 Planilha1.J35:Planilha1.S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79mm" svg:height="90.05mm" svg:x="26.4mm" svg:y="168.66mm">
            <draw:object draw:notify-on-update-of-ranges="Planilha1.B33:Planilha1.B33 Planilha1.C33:Planilha1.G33 Planilha1.B34:Planilha1.B34 Planilha1.C34:Planilha1.G34 Planilha1.B35:Planilha1.B35 Planilha1.C35:Planilha1.G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cc.trace.txt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2¹²</text:p>
          </table:table-cell>
          <table:table-cell office:value-type="string" calcext:value-type="string">
            <text:p>2¹⁴</text:p>
          </table:table-cell>
          <table:table-cell office:value-type="string" calcext:value-type="string">
            <text:p>2¹⁶</text:p>
          </table:table-cell>
          <table:table-cell office:value-type="string" calcext:value-type="string">
            <text:p>2¹⁸</text:p>
          </table:table-cell>
          <table:table-cell office:value-type="string" calcext:value-type="string">
            <text:p>2²⁰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tamanho médio dos conjuntos</text:p>
          </table:table-cell>
          <table:table-cell office:value-type="float" office:value="17.372" calcext:value-type="float">
            <text:p>17,372</text:p>
          </table:table-cell>
          <table:table-cell office:value-type="float" office:value="16.2926" calcext:value-type="float">
            <text:p>16,2926</text:p>
          </table:table-cell>
          <table:table-cell office:value-type="float" office:value="13.8836" calcext:value-type="float">
            <text:p>13,8836</text:p>
          </table:table-cell>
          <table:table-cell office:value-type="float" office:value="12.1481" calcext:value-type="float">
            <text:p>12,1481</text:p>
          </table:table-cell>
          <table:table-cell office:value-type="float" office:value="11.4078" calcext:value-type="float">
            <text:p>11,4078</text:p>
          </table:table-cell>
          <table:table-cell/>
          <table:table-cell office:value-type="string" calcext:value-type="string">
            <text:p>tamanho médio dos conjuntos</text:p>
          </table:table-cell>
          <table:table-cell office:value-type="float" office:value="17.372" calcext:value-type="float">
            <text:p>17,372</text:p>
          </table:table-cell>
          <table:table-cell office:value-type="float" office:value="27.507" calcext:value-type="float">
            <text:p>27,507</text:p>
          </table:table-cell>
          <table:table-cell office:value-type="float" office:value="36.1079784043191" calcext:value-type="float">
            <text:p>36,1079784043191</text:p>
          </table:table-cell>
          <table:table-cell office:value-type="float" office:value="43.7272" calcext:value-type="float">
            <text:p>43,7272</text:p>
          </table:table-cell>
          <table:table-cell office:value-type="float" office:value="50.811" calcext:value-type="float">
            <text:p>50,811</text:p>
          </table:table-cell>
          <table:table-cell office:value-type="float" office:value="57.373125374925" calcext:value-type="float">
            <text:p>57,373125374925</text:p>
          </table:table-cell>
          <table:table-cell office:value-type="float" office:value="63.4877536738978" calcext:value-type="float">
            <text:p>63,4877536738978</text:p>
          </table:table-cell>
          <table:table-cell office:value-type="float" office:value="69.284" calcext:value-type="float">
            <text:p>69,284</text:p>
          </table:table-cell>
          <table:table-cell office:value-type="float" office:value="75.1097122302158" calcext:value-type="float">
            <text:p>75,1097122302158</text:p>
          </table:table-cell>
          <table:table-cell office:value-type="float" office:value="80.359" calcext:value-type="float">
            <text:p>80,359</text:p>
          </table:table-cell>
        </table:table-row>
        <table:table-row table:style-name="ro1">
          <table:table-cell/>
          <table:table-cell office:value-type="string" calcext:value-type="string">
            <text:p>falhas de pagina médias</text:p>
          </table:table-cell>
          <table:table-cell office:value-type="float" office:value="20.1461" calcext:value-type="float">
            <text:p>20,1461</text:p>
          </table:table-cell>
          <table:table-cell office:value-type="float" office:value="18.1267" calcext:value-type="float">
            <text:p>18,1267</text:p>
          </table:table-cell>
          <table:table-cell office:value-type="float" office:value="14.81" calcext:value-type="float">
            <text:p>14,81</text:p>
          </table:table-cell>
          <table:table-cell office:value-type="float" office:value="11.3716" calcext:value-type="float">
            <text:p>11,3716</text:p>
          </table:table-cell>
          <table:table-cell office:value-type="float" office:value="9.6811" calcext:value-type="float">
            <text:p>9,6811</text:p>
          </table:table-cell>
          <table:table-cell/>
          <table:table-cell office:value-type="string" calcext:value-type="string">
            <text:p>falhas de pagina médias</text:p>
          </table:table-cell>
          <table:table-cell office:value-type="float" office:value="20.1461" calcext:value-type="float">
            <text:p>20,1461</text:p>
          </table:table-cell>
          <table:table-cell office:value-type="float" office:value="32.4762" calcext:value-type="float">
            <text:p>32,4762</text:p>
          </table:table-cell>
          <table:table-cell office:value-type="float" office:value="42.495800839832" calcext:value-type="float">
            <text:p>42,495800839832</text:p>
          </table:table-cell>
          <table:table-cell office:value-type="float" office:value="51.1384" calcext:value-type="float">
            <text:p>51,1384</text:p>
          </table:table-cell>
          <table:table-cell office:value-type="float" office:value="59.1385" calcext:value-type="float">
            <text:p>59,1385</text:p>
          </table:table-cell>
          <table:table-cell office:value-type="float" office:value="66.7042591481704" calcext:value-type="float">
            <text:p>66,7042591481704</text:p>
          </table:table-cell>
          <table:table-cell office:value-type="float" office:value="73.778166550035" calcext:value-type="float">
            <text:p>73,778166550035</text:p>
          </table:table-cell>
          <table:table-cell office:value-type="float" office:value="80.4984" calcext:value-type="float">
            <text:p>80,4984</text:p>
          </table:table-cell>
          <table:table-cell office:value-type="float" office:value="86.7212230215827" calcext:value-type="float">
            <text:p>86,7212230215827</text:p>
          </table:table-cell>
          <table:table-cell office:value-type="float" office:value="93.004" calcext:value-type="float">
            <text:p>93,004</text:p>
          </table:table-cell>
        </table:table-row>
        <table:table-row table:style-name="ro1" table:number-rows-repeated="26">
          <table:table-cell table:number-columns-repeated="19"/>
        </table:table-row>
        <table:table-row table:style-name="ro1">
          <table:table-cell office:value-type="string" calcext:value-type="string">
            <text:p>bigone.trace.txt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2¹²</text:p>
          </table:table-cell>
          <table:table-cell office:value-type="string" calcext:value-type="string">
            <text:p>2¹⁴</text:p>
          </table:table-cell>
          <table:table-cell office:value-type="string" calcext:value-type="string">
            <text:p>2¹⁶</text:p>
          </table:table-cell>
          <table:table-cell office:value-type="string" calcext:value-type="string">
            <text:p>2¹⁸</text:p>
          </table:table-cell>
          <table:table-cell office:value-type="string" calcext:value-type="string">
            <text:p>2²⁰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tamanho médio dos conjuntos</text:p>
          </table:table-cell>
          <table:table-cell office:value-type="float" office:value="16.005525" calcext:value-type="float">
            <text:p>16,005525</text:p>
          </table:table-cell>
          <table:table-cell office:value-type="float" office:value="15.076475" calcext:value-type="float">
            <text:p>15,076475</text:p>
          </table:table-cell>
          <table:table-cell office:value-type="float" office:value="13.0117" calcext:value-type="float">
            <text:p>13,0117</text:p>
          </table:table-cell>
          <table:table-cell office:value-type="float" office:value="11.2952" calcext:value-type="float">
            <text:p>11,2952</text:p>
          </table:table-cell>
          <table:table-cell office:value-type="float" office:value="10.77175" calcext:value-type="float">
            <text:p>10,77175</text:p>
          </table:table-cell>
          <table:table-cell/>
          <table:table-cell office:value-type="string" calcext:value-type="string">
            <text:p>tamanho médio dos conjuntos</text:p>
          </table:table-cell>
          <table:table-cell office:value-type="float" office:value="16.005525" calcext:value-type="float">
            <text:p>16,005525</text:p>
          </table:table-cell>
          <table:table-cell office:value-type="float" office:value="23.13525" calcext:value-type="float">
            <text:p>23,13525</text:p>
          </table:table-cell>
          <table:table-cell office:value-type="float" office:value="28.6216439178041" calcext:value-type="float">
            <text:p>28,6216439178041</text:p>
          </table:table-cell>
          <table:table-cell office:value-type="float" office:value="33.2873" calcext:value-type="float">
            <text:p>33,2873</text:p>
          </table:table-cell>
          <table:table-cell office:value-type="float" office:value="37.546" calcext:value-type="float">
            <text:p>37,546</text:p>
          </table:table-cell>
          <table:table-cell office:value-type="float" office:value="41.3557822108895" calcext:value-type="float">
            <text:p>41,3557822108895</text:p>
          </table:table-cell>
          <table:table-cell office:value-type="float" office:value="44.7951006124235" calcext:value-type="float">
            <text:p>44,7951006124235</text:p>
          </table:table-cell>
          <table:table-cell office:value-type="float" office:value="47.9124" calcext:value-type="float">
            <text:p>47,9124</text:p>
          </table:table-cell>
          <table:table-cell office:value-type="float" office:value="51.0164229471316" calcext:value-type="float">
            <text:p>51,0164229471316</text:p>
          </table:table-cell>
          <table:table-cell office:value-type="float" office:value="53.92" calcext:value-type="float">
            <text:p>53,92</text:p>
          </table:table-cell>
        </table:table-row>
        <table:table-row table:style-name="ro1">
          <table:table-cell/>
          <table:table-cell office:value-type="string" calcext:value-type="string">
            <text:p>falhas de pagina médias</text:p>
          </table:table-cell>
          <table:table-cell office:value-type="float" office:value="13.160725" calcext:value-type="float">
            <text:p>13,160725</text:p>
          </table:table-cell>
          <table:table-cell office:value-type="float" office:value="11.13285" calcext:value-type="float">
            <text:p>11,13285</text:p>
          </table:table-cell>
          <table:table-cell office:value-type="float" office:value="8.41645" calcext:value-type="float">
            <text:p>8,41645</text:p>
          </table:table-cell>
          <table:table-cell office:value-type="float" office:value="5.897725" calcext:value-type="float">
            <text:p>5,897725</text:p>
          </table:table-cell>
          <table:table-cell office:value-type="float" office:value="4.946075" calcext:value-type="float">
            <text:p>4,946075</text:p>
          </table:table-cell>
          <table:table-cell/>
          <table:table-cell office:value-type="string" calcext:value-type="string">
            <text:p>falhas de pagina médias</text:p>
          </table:table-cell>
          <table:table-cell office:value-type="float" office:value="13.160725" calcext:value-type="float">
            <text:p>13,160725</text:p>
          </table:table-cell>
          <table:table-cell office:value-type="float" office:value="19.2972" calcext:value-type="float">
            <text:p>19,2972</text:p>
          </table:table-cell>
          <table:table-cell office:value-type="float" office:value="24.3935803209839" calcext:value-type="float">
            <text:p>24,3935803209839</text:p>
          </table:table-cell>
          <table:table-cell office:value-type="float" office:value="28.1698" calcext:value-type="float">
            <text:p>28,1698</text:p>
          </table:table-cell>
          <table:table-cell office:value-type="float" office:value="31.773375" calcext:value-type="float">
            <text:p>31,773375</text:p>
          </table:table-cell>
          <table:table-cell office:value-type="float" office:value="35.3928303584821" calcext:value-type="float">
            <text:p>35,3928303584821</text:p>
          </table:table-cell>
          <table:table-cell office:value-type="float" office:value="39.0829396325459" calcext:value-type="float">
            <text:p>39,0829396325459</text:p>
          </table:table-cell>
          <table:table-cell office:value-type="float" office:value="42.5154" calcext:value-type="float">
            <text:p>42,5154</text:p>
          </table:table-cell>
          <table:table-cell office:value-type="float" office:value="45.6119235095613" calcext:value-type="float">
            <text:p>45,6119235095613</text:p>
          </table:table-cell>
          <table:table-cell office:value-type="float" office:value="48.564" calcext:value-type="float">
            <text:p>48,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1:05:34.103085076</meta:creation-date>
    <dc:date>2019-08-15T15:34:40.272882690</dc:date>
    <meta:editing-duration>PT1M1S</meta:editing-duration>
    <meta:editing-cycles>1</meta:editing-cycles>
    <meta:document-statistic meta:table-count="1" meta:cell-count="100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0.04cm" svg:y="3.954cm" style:legend-expansion="high" chart:style-name="ch2"/>
        <chart:plot-area chart:style-name="ch3" table:cell-range-address="Planilha1.B3:Planilha1.G5" chart:data-source-has-labels="both" svg:x="0.319cm" svg:y="0.18cm" svg:width="9.402cm" svg:height="8.645cm">
          <chartooo:coordinate-region svg:x="0.94cm" svg:y="0.379cm" svg:width="8.568cm" svg:height="7.799cm"/>
          <chart:axis chart:dimension="x" chart:name="primary-x" chart:style-name="ch4" chartooo:axis-type="auto">
            <chartooo:date-scale/>
            <chart:categories table:cell-range-address="Planilha1.C3:Planilha1.G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C4:Planilha1.G4" chart:label-cell-address="Planilha1.B4:Planilha1.B4" chart:class="chart:line">
            <chart:data-point chart:repeated="5"/>
          </chart:series>
          <chart:series chart:style-name="ch7" chart:values-cell-range-address="Planilha1.C5:Planilha1.G5" chart:label-cell-address="Planilha1.B5:Planilha1.B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²</text:p>
                <draw:g>
                  <svg:desc>Planilha1.C3:Planilha1.G3</svg:desc>
                </draw:g>
              </table:table-cell>
              <table:table-cell office:value-type="string">
                <text:p>2¹⁴</text:p>
              </table:table-cell>
              <table:table-cell office:value-type="string">
                <text:p>2¹⁶</text:p>
              </table:table-cell>
              <table:table-cell office:value-type="string">
                <text:p>2¹⁸</text:p>
              </table:table-cell>
              <table:table-cell office:value-type="string">
                <text:p>2²⁰</text:p>
              </table:table-cell>
            </table:table-row>
          </table:table-header-rows>
          <table:table-rows>
            <table:table-row>
              <table:table-cell office:value-type="string">
                <text:p>tamanho médio dos conjuntos</text:p>
                <draw:g>
                  <svg:desc>Planilha1.B4:Planilha1.B4</svg:desc>
                </draw:g>
              </table:table-cell>
              <table:table-cell office:value-type="float" office:value="17.372">
                <text:p>17.372</text:p>
                <draw:g>
                  <svg:desc>Planilha1.C4:Planilha1.G4</svg:desc>
                </draw:g>
              </table:table-cell>
              <table:table-cell office:value-type="float" office:value="16.2926">
                <text:p>16.2926</text:p>
              </table:table-cell>
              <table:table-cell office:value-type="float" office:value="13.8836">
                <text:p>13.8836</text:p>
              </table:table-cell>
              <table:table-cell office:value-type="float" office:value="12.1481">
                <text:p>12.1481</text:p>
              </table:table-cell>
              <table:table-cell office:value-type="float" office:value="11.4078">
                <text:p>11.4078</text:p>
              </table:table-cell>
            </table:table-row>
            <table:table-row>
              <table:table-cell office:value-type="string">
                <text:p>falhas de pagina médias</text:p>
                <draw:g>
                  <svg:desc>Planilha1.B5:Planilha1.B5</svg:desc>
                </draw:g>
              </table:table-cell>
              <table:table-cell office:value-type="float" office:value="20.1461">
                <text:p>20.1461</text:p>
                <draw:g>
                  <svg:desc>Planilha1.C5:Planilha1.G5</svg:desc>
                </draw:g>
              </table:table-cell>
              <table:table-cell office:value-type="float" office:value="18.1267">
                <text:p>18.1267</text:p>
              </table:table-cell>
              <table:table-cell office:value-type="float" office:value="14.81">
                <text:p>14.81</text:p>
              </table:table-cell>
              <table:table-cell office:value-type="float" office:value="11.3716">
                <text:p>11.3716</text:p>
              </table:table-cell>
              <table:table-cell office:value-type="float" office:value="9.6811">
                <text:p>9.6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0.032cm" svg:y="3.954cm" style:legend-expansion="high" chart:style-name="ch2"/>
        <chart:plot-area chart:style-name="ch3" table:cell-range-address="Planilha1.I3:Planilha1.S5" chart:data-source-has-labels="both" svg:x="0.319cm" svg:y="0.18cm" svg:width="9.394cm" svg:height="8.645cm">
          <chartooo:coordinate-region svg:x="0.94cm" svg:y="0.379cm" svg:width="8.215cm" svg:height="7.799cm"/>
          <chart:axis chart:dimension="x" chart:name="primary-x" chart:style-name="ch4" chartooo:axis-type="auto">
            <chartooo:date-scale/>
            <chart:categories table:cell-range-address="Planilha1.J3:Planilha1.S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J4:Planilha1.S4" chart:label-cell-address="Planilha1.I4:Planilha1.I4" chart:class="chart:line">
            <chart:data-point chart:repeated="10"/>
          </chart:series>
          <chart:series chart:style-name="ch7" chart:values-cell-range-address="Planilha1.J5:Planilha1.S5" chart:label-cell-address="Planilha1.I5:Planilha1.I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Planilha1.J3:Planilha1.S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tamanho médio dos conjuntos</text:p>
                <draw:g>
                  <svg:desc>Planilha1.I4:Planilha1.I4</svg:desc>
                </draw:g>
              </table:table-cell>
              <table:table-cell office:value-type="float" office:value="17.372">
                <text:p>17.372</text:p>
                <draw:g>
                  <svg:desc>Planilha1.J4:Planilha1.S4</svg:desc>
                </draw:g>
              </table:table-cell>
              <table:table-cell office:value-type="float" office:value="27.507">
                <text:p>27.507</text:p>
              </table:table-cell>
              <table:table-cell office:value-type="float" office:value="36.1079784043191">
                <text:p>36.1079784043191</text:p>
              </table:table-cell>
              <table:table-cell office:value-type="float" office:value="43.7272">
                <text:p>43.7272</text:p>
              </table:table-cell>
              <table:table-cell office:value-type="float" office:value="50.811">
                <text:p>50.811</text:p>
              </table:table-cell>
              <table:table-cell office:value-type="float" office:value="57.373125374925">
                <text:p>57.373125374925</text:p>
              </table:table-cell>
              <table:table-cell office:value-type="float" office:value="63.4877536738978">
                <text:p>63.4877536738978</text:p>
              </table:table-cell>
              <table:table-cell office:value-type="float" office:value="69.284">
                <text:p>69.284</text:p>
              </table:table-cell>
              <table:table-cell office:value-type="float" office:value="75.1097122302158">
                <text:p>75.1097122302158</text:p>
              </table:table-cell>
              <table:table-cell office:value-type="float" office:value="80.359">
                <text:p>80.359</text:p>
              </table:table-cell>
            </table:table-row>
            <table:table-row>
              <table:table-cell office:value-type="string">
                <text:p>falhas de pagina médias</text:p>
                <draw:g>
                  <svg:desc>Planilha1.I5:Planilha1.I5</svg:desc>
                </draw:g>
              </table:table-cell>
              <table:table-cell office:value-type="float" office:value="20.1461">
                <text:p>20.1461</text:p>
                <draw:g>
                  <svg:desc>Planilha1.J5:Planilha1.S5</svg:desc>
                </draw:g>
              </table:table-cell>
              <table:table-cell office:value-type="float" office:value="32.4762">
                <text:p>32.4762</text:p>
              </table:table-cell>
              <table:table-cell office:value-type="float" office:value="42.495800839832">
                <text:p>42.495800839832</text:p>
              </table:table-cell>
              <table:table-cell office:value-type="float" office:value="51.1384">
                <text:p>51.1384</text:p>
              </table:table-cell>
              <table:table-cell office:value-type="float" office:value="59.1385">
                <text:p>59.1385</text:p>
              </table:table-cell>
              <table:table-cell office:value-type="float" office:value="66.7042591481704">
                <text:p>66.7042591481704</text:p>
              </table:table-cell>
              <table:table-cell office:value-type="float" office:value="73.778166550035">
                <text:p>73.778166550035</text:p>
              </table:table-cell>
              <table:table-cell office:value-type="float" office:value="80.4984">
                <text:p>80.4984</text:p>
              </table:table-cell>
              <table:table-cell office:value-type="float" office:value="86.7212230215827">
                <text:p>86.7212230215827</text:p>
              </table:table-cell>
              <table:table-cell office:value-type="float" office:value="93.004">
                <text:p>93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legend chart:legend-position="end" svg:x="10.031cm" svg:y="3.954cm" style:legend-expansion="high" chart:style-name="ch2"/>
        <chart:plot-area chart:style-name="ch3" table:cell-range-address="Planilha1.I33:Planilha1.S35" chart:data-source-has-labels="both" svg:x="0.319cm" svg:y="0.18cm" svg:width="9.393cm" svg:height="8.645cm">
          <chartooo:coordinate-region svg:x="0.94cm" svg:y="0.379cm" svg:width="8.4cm" svg:height="7.799cm"/>
          <chart:axis chart:dimension="x" chart:name="primary-x" chart:style-name="ch4" chartooo:axis-type="auto">
            <chartooo:date-scale/>
            <chart:categories table:cell-range-address="Planilha1.J33:Planilha1.S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J34:Planilha1.S34" chart:label-cell-address="Planilha1.I34:Planilha1.I34" chart:class="chart:line">
            <chart:data-point chart:repeated="10"/>
          </chart:series>
          <chart:series chart:style-name="ch7" chart:values-cell-range-address="Planilha1.J35:Planilha1.S35" chart:label-cell-address="Planilha1.I35:Planilha1.I3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Planilha1.J33:Planilha1.S3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tamanho médio dos conjuntos</text:p>
                <draw:g>
                  <svg:desc>Planilha1.I34:Planilha1.I34</svg:desc>
                </draw:g>
              </table:table-cell>
              <table:table-cell office:value-type="float" office:value="16.005525">
                <text:p>16.005525</text:p>
                <draw:g>
                  <svg:desc>Planilha1.J34:Planilha1.S34</svg:desc>
                </draw:g>
              </table:table-cell>
              <table:table-cell office:value-type="float" office:value="23.13525">
                <text:p>23.13525</text:p>
              </table:table-cell>
              <table:table-cell office:value-type="float" office:value="28.6216439178041">
                <text:p>28.6216439178041</text:p>
              </table:table-cell>
              <table:table-cell office:value-type="float" office:value="33.2873">
                <text:p>33.2873</text:p>
              </table:table-cell>
              <table:table-cell office:value-type="float" office:value="37.546">
                <text:p>37.546</text:p>
              </table:table-cell>
              <table:table-cell office:value-type="float" office:value="41.3557822108895">
                <text:p>41.3557822108895</text:p>
              </table:table-cell>
              <table:table-cell office:value-type="float" office:value="44.7951006124235">
                <text:p>44.7951006124235</text:p>
              </table:table-cell>
              <table:table-cell office:value-type="float" office:value="47.9124">
                <text:p>47.9124</text:p>
              </table:table-cell>
              <table:table-cell office:value-type="float" office:value="51.0164229471316">
                <text:p>51.0164229471316</text:p>
              </table:table-cell>
              <table:table-cell office:value-type="float" office:value="53.92">
                <text:p>53.92</text:p>
              </table:table-cell>
            </table:table-row>
            <table:table-row>
              <table:table-cell office:value-type="string">
                <text:p>falhas de pagina médias</text:p>
                <draw:g>
                  <svg:desc>Planilha1.I35:Planilha1.I35</svg:desc>
                </draw:g>
              </table:table-cell>
              <table:table-cell office:value-type="float" office:value="13.160725">
                <text:p>13.160725</text:p>
                <draw:g>
                  <svg:desc>Planilha1.J35:Planilha1.S35</svg:desc>
                </draw:g>
              </table:table-cell>
              <table:table-cell office:value-type="float" office:value="19.2972">
                <text:p>19.2972</text:p>
              </table:table-cell>
              <table:table-cell office:value-type="float" office:value="24.3935803209839">
                <text:p>24.3935803209839</text:p>
              </table:table-cell>
              <table:table-cell office:value-type="float" office:value="28.1698">
                <text:p>28.1698</text:p>
              </table:table-cell>
              <table:table-cell office:value-type="float" office:value="31.773375">
                <text:p>31.773375</text:p>
              </table:table-cell>
              <table:table-cell office:value-type="float" office:value="35.3928303584821">
                <text:p>35.3928303584821</text:p>
              </table:table-cell>
              <table:table-cell office:value-type="float" office:value="39.0829396325459">
                <text:p>39.0829396325459</text:p>
              </table:table-cell>
              <table:table-cell office:value-type="float" office:value="42.5154">
                <text:p>42.5154</text:p>
              </table:table-cell>
              <table:table-cell office:value-type="float" office:value="45.6119235095613">
                <text:p>45.6119235095613</text:p>
              </table:table-cell>
              <table:table-cell office:value-type="float" office:value="48.564">
                <text:p>48.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legend chart:legend-position="end" svg:x="10.032cm" svg:y="3.955cm" style:legend-expansion="high" chart:style-name="ch2"/>
        <chart:plot-area chart:style-name="ch3" table:cell-range-address="Planilha1.B33:Planilha1.G35" chart:data-source-has-labels="both" svg:x="0.319cm" svg:y="0.18cm" svg:width="9.394cm" svg:height="8.646cm">
          <chartooo:coordinate-region svg:x="0.755cm" svg:y="0.379cm" svg:width="8.56cm" svg:height="7.8cm"/>
          <chart:axis chart:dimension="x" chart:name="primary-x" chart:style-name="ch4" chartooo:axis-type="auto">
            <chartooo:date-scale/>
            <chart:categories table:cell-range-address="Planilha1.C33:Planilha1.G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C34:Planilha1.G34" chart:label-cell-address="Planilha1.B34:Planilha1.B34" chart:class="chart:line">
            <chart:data-point chart:repeated="5"/>
          </chart:series>
          <chart:series chart:style-name="ch7" chart:values-cell-range-address="Planilha1.C35:Planilha1.G35" chart:label-cell-address="Planilha1.B35:Planilha1.B3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²</text:p>
                <draw:g>
                  <svg:desc>Planilha1.C33:Planilha1.G33</svg:desc>
                </draw:g>
              </table:table-cell>
              <table:table-cell office:value-type="string">
                <text:p>2¹⁴</text:p>
              </table:table-cell>
              <table:table-cell office:value-type="string">
                <text:p>2¹⁶</text:p>
              </table:table-cell>
              <table:table-cell office:value-type="string">
                <text:p>2¹⁸</text:p>
              </table:table-cell>
              <table:table-cell office:value-type="string">
                <text:p>2²⁰</text:p>
              </table:table-cell>
            </table:table-row>
          </table:table-header-rows>
          <table:table-rows>
            <table:table-row>
              <table:table-cell office:value-type="string">
                <text:p>tamanho médio dos conjuntos</text:p>
                <draw:g>
                  <svg:desc>Planilha1.B34:Planilha1.B34</svg:desc>
                </draw:g>
              </table:table-cell>
              <table:table-cell office:value-type="float" office:value="16.005525">
                <text:p>16.005525</text:p>
                <draw:g>
                  <svg:desc>Planilha1.C34:Planilha1.G34</svg:desc>
                </draw:g>
              </table:table-cell>
              <table:table-cell office:value-type="float" office:value="15.076475">
                <text:p>15.076475</text:p>
              </table:table-cell>
              <table:table-cell office:value-type="float" office:value="13.0117">
                <text:p>13.0117</text:p>
              </table:table-cell>
              <table:table-cell office:value-type="float" office:value="11.2952">
                <text:p>11.2952</text:p>
              </table:table-cell>
              <table:table-cell office:value-type="float" office:value="10.77175">
                <text:p>10.77175</text:p>
              </table:table-cell>
            </table:table-row>
            <table:table-row>
              <table:table-cell office:value-type="string">
                <text:p>falhas de pagina médias</text:p>
                <draw:g>
                  <svg:desc>Planilha1.B35:Planilha1.B35</svg:desc>
                </draw:g>
              </table:table-cell>
              <table:table-cell office:value-type="float" office:value="13.160725">
                <text:p>13.160725</text:p>
                <draw:g>
                  <svg:desc>Planilha1.C35:Planilha1.G35</svg:desc>
                </draw:g>
              </table:table-cell>
              <table:table-cell office:value-type="float" office:value="11.13285">
                <text:p>11.13285</text:p>
              </table:table-cell>
              <table:table-cell office:value-type="float" office:value="8.41645">
                <text:p>8.41645</text:p>
              </table:table-cell>
              <table:table-cell office:value-type="float" office:value="5.897725">
                <text:p>5.897725</text:p>
              </table:table-cell>
              <table:table-cell office:value-type="float" office:value="4.946075">
                <text:p>4.946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